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officeooo:rsid="0001efab" officeooo:paragraph-rsid="0001efab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02c4fb" officeooo:paragraph-rsid="0002c4f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17401" officeooo:paragraph-rsid="0001740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fo:font-weight="bold" officeooo:rsid="00017401" officeooo:paragraph-rsid="00017401" style:font-size-asian="15pt" style:font-weight-asian="bold" style:font-size-complex="15pt" style:font-weight-complex="bold"/>
    </style:style>
    <style:style style:name="T1" style:family="text">
      <style:text-properties officeooo:rsid="0002c4fb"/>
    </style:style>
    <style:style style:name="T2" style:family="text">
      <style:text-properties officeooo:rsid="000377e9"/>
    </style:style>
    <style:style style:name="T3" style:family="text">
      <style:text-properties officeooo:rsid="00055daa"/>
    </style:style>
    <style:style style:name="T4" style:family="text">
      <style:text-properties officeooo:rsid="0006c43d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4</text:p>
      <text:p text:style-name="P1">Mostrará ‘3’ porque JavaScript permite la implementación de funciones dentro de otras funciones. Además de que la variable ‘c’ al no estar declarada con una palabra reservada como ‘let’ ‘var’ o ‘const’, <text:span text:style-name="T1">provoca que </text:span>de forma predeterminada <text:span text:style-name="T1">tenga</text:span> ámbito global. Es decir, que <text:span text:style-name="T1">sea</text:span> accesible desde cualquier parte del código <text:span text:style-name="T1">tras su declaración</text:span>. <text:span text:style-name="T4">En este caso la declaración de ‘c’ tiene lugar al llamar a la función 2.</text:span></text:p>
      <text:p text:style-name="P3"/>
      <text:p text:style-name="P4">5</text:p>
      <text:p text:style-name="P2">Se mostrará un error porque el ámbito de la variable ‘b’ es el de la función <text:span text:style-name="T4">2</text:span>, ya que dicha variable está declarada con la palabra reservada ‘var’.</text:p>
      <text:p text:style-name="P3"/>
      <text:p text:style-name="P4">6</text:p>
      <text:p text:style-name="P2">He usado como editor de código VSCode con sus correspondientes extensiones. Además de un navegador web como firefox, que permite abrir archivos HTML enlazados con ficheros JavaScript <text:span text:style-name="T2">y CSS</text:span>. Además de <text:span text:style-name="T2">l</text:span>as herramientas del desarrollador (F12). L<text:span text:style-name="T2">as cuales</text:span> nos permite<text:span text:style-name="T2">n</text:span> <text:span text:style-name="T2">depurar mediante la </text:span>consola, todos los errores de <text:span text:style-name="T3">los scripts mediante el uso de</text:span> <text:span text:style-name="T2">console</text:span>.log<text:span text:style-name="T2">()</text:span> <text:span text:style-name="T3">y la visualización de errores</text:span>. <text:span text:style-name="T4">Cada vez realicemos un cambio en el editor de código y guardemos, refrescamos el navegador (F5) respecto al recurso que estemos accediendo para poder visualizar los cambios realizados en el códig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7:43:58.004415107</meta:creation-date>
    <dc:date>2023-10-24T19:10:07.683781924</dc:date>
    <meta:editing-duration>PT1H24M58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90" meta:character-count="1154" meta:non-whitespace-character-count="970"/>
  </office:meta>
</office:document-meta>
</file>